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59ce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f00b" style:font-weight-asian="bold" style:font-weight-complex="bold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officeooo:rsid="001ac8c8"/>
    </style:style>
    <style:style style:name="T6" style:family="text">
      <style:text-properties officeooo:rsid="001bf6f3"/>
    </style:style>
    <style:style style:name="T7" style:family="text">
      <style:text-properties officeooo:rsid="001d320b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officeooo:rsid="001e20a6"/>
    </style:style>
    <style:style style:name="T12" style:family="text">
      <style:text-properties officeooo:rsid="001ef3fd"/>
    </style:style>
    <style:style style:name="T13" style:family="text">
      <style:text-properties fo:color="#ed1c24" fo:font-weight="bold" style:font-weight-asian="bold" style:font-weight-complex="bold"/>
    </style:style>
    <style:style style:name="T14" style:family="text">
      <style:text-properties fo:color="#ed1c24" fo:font-weight="bold" officeooo:rsid="0024c88d" style:font-weight-asian="bold" style:font-weight-complex="bold"/>
    </style:style>
    <style:style style:name="T15" style:family="text">
      <style:text-properties fo:color="#ed1c24" fo:font-weight="bold" officeooo:rsid="0038dc55" style:font-weight-asian="bold" style:font-weight-complex="bold"/>
    </style:style>
    <style:style style:name="T16" style:family="text">
      <style:text-properties fo:color="#ed1c24" fo:font-weight="bold" officeooo:rsid="003af2d8" style:font-weight-asian="bold" style:font-weight-complex="bold"/>
    </style:style>
    <style:style style:name="T17" style:family="text">
      <style:text-properties fo:color="#ed1c24" fo:font-weight="bold" officeooo:rsid="006d04c2" style:font-weight-asian="bold" style:font-weight-complex="bold"/>
    </style:style>
    <style:style style:name="T18" style:family="text">
      <style:text-properties fo:color="#ed1c24" officeooo:rsid="004a7fde"/>
    </style:style>
    <style:style style:name="T19" style:family="text">
      <style:text-properties officeooo:rsid="001f825f"/>
    </style:style>
    <style:style style:name="T20" style:family="text">
      <style:text-properties officeooo:rsid="001f8e44"/>
    </style:style>
    <style:style style:name="T21" style:family="text">
      <style:text-properties officeooo:rsid="00235420"/>
    </style:style>
    <style:style style:name="T22" style:family="text">
      <style:text-properties officeooo:rsid="002759d1"/>
    </style:style>
    <style:style style:name="T23" style:family="text">
      <style:text-properties officeooo:rsid="00280855"/>
    </style:style>
    <style:style style:name="T24" style:family="text">
      <style:text-properties officeooo:rsid="00295a21"/>
    </style:style>
    <style:style style:name="T25" style:family="text">
      <style:text-properties officeooo:rsid="0029811d"/>
    </style:style>
    <style:style style:name="T26" style:family="text">
      <style:text-properties officeooo:rsid="00315a35"/>
    </style:style>
    <style:style style:name="T27" style:family="text">
      <style:text-properties officeooo:rsid="00353bde"/>
    </style:style>
    <style:style style:name="T28" style:family="text">
      <style:text-properties officeooo:rsid="0037bedb"/>
    </style:style>
    <style:style style:name="T29" style:family="text">
      <style:text-properties officeooo:rsid="003a673c"/>
    </style:style>
    <style:style style:name="T30" style:family="text">
      <style:text-properties officeooo:rsid="003becd3"/>
    </style:style>
    <style:style style:name="T31" style:family="text">
      <style:text-properties officeooo:rsid="003d50ab"/>
    </style:style>
    <style:style style:name="T32" style:family="text">
      <style:text-properties officeooo:rsid="003ec19b"/>
    </style:style>
    <style:style style:name="T33" style:family="text">
      <style:text-properties officeooo:rsid="003f929b"/>
    </style:style>
    <style:style style:name="T34" style:family="text">
      <style:text-properties officeooo:rsid="0040a8c3"/>
    </style:style>
    <style:style style:name="T35" style:family="text">
      <style:text-properties officeooo:rsid="0041d165"/>
    </style:style>
    <style:style style:name="T36" style:family="text">
      <style:text-properties officeooo:rsid="0042d045"/>
    </style:style>
    <style:style style:name="T37" style:family="text">
      <style:text-properties officeooo:rsid="0043b83d"/>
    </style:style>
    <style:style style:name="T38" style:family="text">
      <style:text-properties officeooo:rsid="00440c35"/>
    </style:style>
    <style:style style:name="T39" style:family="text">
      <style:text-properties officeooo:rsid="00470a68"/>
    </style:style>
    <style:style style:name="T40" style:family="text">
      <style:text-properties officeooo:rsid="004a7fde"/>
    </style:style>
    <style:style style:name="T41" style:family="text">
      <style:text-properties officeooo:rsid="004bc693"/>
    </style:style>
    <style:style style:name="T42" style:family="text">
      <style:text-properties officeooo:rsid="004c5f0a"/>
    </style:style>
    <style:style style:name="T43" style:family="text">
      <style:text-properties officeooo:rsid="004d1266"/>
    </style:style>
    <style:style style:name="T44" style:family="text">
      <style:text-properties officeooo:rsid="004e13d7"/>
    </style:style>
    <style:style style:name="T45" style:family="text">
      <style:text-properties officeooo:rsid="004e6023"/>
    </style:style>
    <style:style style:name="T46" style:family="text">
      <style:text-properties officeooo:rsid="004e70f4"/>
    </style:style>
    <style:style style:name="T47" style:family="text">
      <style:text-properties officeooo:rsid="004ec5a3"/>
    </style:style>
    <style:style style:name="T48" style:family="text">
      <style:text-properties officeooo:rsid="004f016e"/>
    </style:style>
    <style:style style:name="T49" style:family="text">
      <style:text-properties officeooo:rsid="0050a5f5"/>
    </style:style>
    <style:style style:name="T50" style:family="text">
      <style:text-properties officeooo:rsid="005255f9"/>
    </style:style>
    <style:style style:name="T51" style:family="text">
      <style:text-properties officeooo:rsid="0052806f"/>
    </style:style>
    <style:style style:name="T52" style:family="text">
      <style:text-properties officeooo:rsid="0052ecaa"/>
    </style:style>
    <style:style style:name="T53" style:family="text">
      <style:text-properties officeooo:rsid="00547454"/>
    </style:style>
    <style:style style:name="T54" style:family="text">
      <style:text-properties officeooo:rsid="0056498c"/>
    </style:style>
    <style:style style:name="T55" style:family="text">
      <style:text-properties officeooo:rsid="0056f274"/>
    </style:style>
    <style:style style:name="T56" style:family="text">
      <style:text-properties officeooo:rsid="00587d96"/>
    </style:style>
    <style:style style:name="T57" style:family="text">
      <style:text-properties officeooo:rsid="0059ceea"/>
    </style:style>
    <style:style style:name="T58" style:family="text">
      <style:text-properties officeooo:rsid="005a9ad2"/>
    </style:style>
    <style:style style:name="T59" style:family="text">
      <style:text-properties officeooo:rsid="005b4253"/>
    </style:style>
    <style:style style:name="T60" style:family="text">
      <style:text-properties officeooo:rsid="005c234c"/>
    </style:style>
    <style:style style:name="T61" style:family="text">
      <style:text-properties officeooo:rsid="005c56a9"/>
    </style:style>
    <style:style style:name="T62" style:family="text">
      <style:text-properties officeooo:rsid="005dedee"/>
    </style:style>
    <style:style style:name="T63" style:family="text">
      <style:text-properties officeooo:rsid="005fd399"/>
    </style:style>
    <style:style style:name="T64" style:family="text">
      <style:text-properties officeooo:rsid="0061c096"/>
    </style:style>
    <style:style style:name="T65" style:family="text">
      <style:text-properties officeooo:rsid="00634694"/>
    </style:style>
    <style:style style:name="T66" style:family="text">
      <style:text-properties officeooo:rsid="00652741"/>
    </style:style>
    <style:style style:name="T67" style:family="text">
      <style:text-properties officeooo:rsid="0066704b"/>
    </style:style>
    <style:style style:name="T68" style:family="text">
      <style:text-properties officeooo:rsid="0067528b"/>
    </style:style>
    <style:style style:name="T69" style:family="text">
      <style:text-properties officeooo:rsid="00682803"/>
    </style:style>
    <style:style style:name="T70" style:family="text">
      <style:text-properties officeooo:rsid="00682d99"/>
    </style:style>
    <style:style style:name="T71" style:family="text">
      <style:text-properties officeooo:rsid="0068ac1d"/>
    </style:style>
    <style:style style:name="T72" style:family="text">
      <style:text-properties officeooo:rsid="0069f3ac"/>
    </style:style>
    <style:style style:name="T73" style:family="text">
      <style:text-properties officeooo:rsid="006b2ff2"/>
    </style:style>
    <style:style style:name="T74" style:family="text">
      <style:text-properties officeooo:rsid="006cacf9"/>
    </style:style>
    <style:style style:name="T75" style:family="text">
      <style:text-properties officeooo:rsid="006d04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ating <text:s/>1AYM <text:s/>0 <text:s/><text:span text:style-name="T4">1</text:span> <text:s/>2 <text:s/>3 <text:s/>4 <text:s/>5 <text:s/>6</text:p>
      <text:p text:style-name="Standard">Treating <text:s/>1B56 <text:s/>0* </text:p>
      <text:p text:style-name="Standard">Treating <text:s/>1E02 <text:s/>0* <text:span text:style-name="T75">a</text:span></text:p>
      <text:p text:style-name="Standard">Treating <text:s/>1EH5 <text:s/>0 <text:s/>1 <text:s/>2 <text:span text:style-name="T5">Pas de poche sur le FA</text:span></text:p>
      <text:p text:style-name="Standard">Treating <text:s/>1EK4 <text:s/>0 <text:s/>1 <text:s/>2 <text:s/>3 <text:s/>4 <text:span text:style-name="T5">Pas de poche FA</text:span></text:p>
      <text:p text:style-name="Standard">Treating <text:s/>1EVY <text:s/>0 <text:s/>1 <text:s/>2* <text:s text:c="2"/>3* <text:s text:c="2"/>4</text:p>
      <text:p text:style-name="Standard">Treating <text:s/>1GKA <text:s/><text:span text:style-name="T3">0</text:span> <text:s/>1</text:p>
      <text:p text:style-name="Standard">Treating <text:s/>1GT4 <text:s/><text:span text:style-name="T4">0 <text:s/>1</text:span> <text:s/>2 <text:s/>3</text:p>
      <text:p text:style-name="Standard">Treating <text:s/>1GXS <text:s/>0* <text:s text:c="2"/>1* <text:s text:c="2"/>2 <text:s/>3 <text:s/>4</text:p>
      <text:p text:style-name="Standard">Treating <text:s/>1H2B <text:s/>0 <text:s/><text:span text:style-name="T4">1 <text:s/>2</text:span> <text:s/>3 <text:s/>4 <text:s/>5</text:p>
      <text:p text:style-name="Standard">Treating <text:s/>1H9G <text:span text:style-name="T4"><text:s/>0</text:span> <text:s/>1</text:p>
      <text:p text:style-name="Standard">Treating <text:s/>1HBK <text:s/><text:span text:style-name="T4">0</text:span></text:p>
      <text:p text:style-name="Standard">Treating <text:s/>1HZP <text:s/>0* <text:s text:c="2"/>1 <text:s/>2 <text:s/>3 <text:s/>4 <text:s/>5 <text:s/>6</text:p>
      <text:p text:style-name="Standard">Treating <text:s/>1ICM <text:s/>0* </text:p>
      <text:p text:style-name="Standard">Treating <text:s/>1K4W <text:span text:style-name="T4"><text:s/>0</text:span> <text:s/>1 <text:s/>2 <text:s/>3</text:p>
      <text:p text:style-name="Standard">Treating <text:s/>1KPL <text:s/>0 <text:s/>1* <text:s text:c="2"/>2 <text:s/>3 <text:s/>4 <text:s/>5 <text:s/>6 <text:s/>7 <text:s/>8</text:p>
      <text:p text:style-name="Standard">Treating <text:s/>1L7Z <text:s/>0* <text:s text:c="2"/>1 <text:s/>2 <text:s/>3</text:p>
      <text:p text:style-name="Standard">Treating <text:s/>1LLF <text:s/>0 <text:s/>1 <text:s/><text:span text:style-name="T4">2</text:span> <text:s/>3* </text:p>
      <text:p text:style-name="Standard">Treating <text:s/>1MA0 <text:s/><text:span text:style-name="T3">0</text:span> <text:s/>10 <text:s/>11 <text:s/><text:span text:style-name="T3">1</text:span> <text:s/>2 <text:s/>3 <text:s/>4 <text:s/>5 <text:s/>6 <text:s/>7 <text:s/>8 <text:s/>9</text:p>
      <text:p text:style-name="Standard">Treating <text:s/>1MDC <text:s/>0* </text:p>
      <text:p text:style-name="Standard">Treating <text:s/>1MGP <text:s/>0 <text:span text:style-name="T6">Pas de poche FA</text:span></text:p>
      <text:p text:style-name="Standard">Treating <text:s/>1MZM <text:s/>0* </text:p>
      <text:p text:style-name="Standard">Treating <text:s/>1N6D <text:s/>0 <text:s/>10 <text:s/>11 <text:s/>12 <text:s/>13 <text:s/>14 <text:s/>15 <text:s/>16 <text:s/>17 <text:s/>18 <text:s/>19 <text:s/>1 <text:s/>20 <text:s/>21 <text:s/>22 <text:s/>23 <text:s/>24 <text:s/>25 <text:s/>26 <text:s/>27 <text:s/>28 <text:s/>29 <text:s/>2 <text:s/>30 <text:s/>31 <text:s/>32 <text:s/>33 <text:s/>34 <text:s/>35 <text:s/>36 <text:s/>37 <text:s/>38 <text:s/>39 <text:s/><text:span text:style-name="T3">3 </text:span><text:s/>40 <text:s/>41 <text:s/>42 <text:s/>43 <text:s/>44 <text:s/>45 <text:s/>46 <text:s/>47 <text:s/>48 <text:s/>49 <text:s/>4 <text:s/>50 <text:s/>51 <text:s/>52 <text:s/>53 <text:s/>54 <text:s/>55 <text:s/>56 <text:s/>57 <text:s/>58 <text:s/>59 <text:s/>5 <text:s/>60 <text:s/>61 <text:s/>62 <text:s/>63 <text:s/>64 <text:s/>65 <text:s/>66 <text:s/>67 <text:s/>68 <text:s/>69 <text:s/>6 <text:s/>70 <text:s/>71 <text:s/>72 <text:s/>73 <text:s/>74 <text:s/>75 <text:s/>76 <text:s/>77 <text:s/>78 <text:s/>79 <text:s/>7 <text:s/>80 <text:s/>81 <text:s/>8 <text:s/>9 <text:span text:style-name="T7">= DELETE</text:span></text:p>
      <text:p text:style-name="Standard">Treating <text:s/>1NFP <text:s/>0* <text:s text:c="2"/>1* <text:s text:c="2"/>2</text:p>
      <text:p text:style-name="Standard">Treating <text:s/>1O84 <text:s/>0 <text:span text:style-name="T7">Pas poche</text:span></text:p>
      <text:p text:style-name="Standard">Treating <text:s/>1O8V <text:s/><text:span text:style-name="T4">0</text:span></text:p>
      <text:p text:style-name="Standard">Treating <text:s/>1OPJ <text:s/>0 <text:s/>1 <text:s/>2* </text:p>
      <text:p text:style-name="Standard">Treating <text:s/>1OPK <text:s/>0 <text:s/><text:span text:style-name="T4">1</text:span> <text:s/>2 <text:span text:style-name="T1"><text:s/></text:span><text:span text:style-name="T9">3* </text:span><text:s text:c="2"/>4 </text:p>
      <text:p text:style-name="Standard">Treating <text:s/>1PZ4 <text:s/>0* </text:p>
      <text:p text:style-name="Standard">Treating <text:s/>1PZX <text:s/>0 <text:s/>1 <text:span text:style-name="T11">Pas de poche FA </text:span></text:p>
      <text:p text:style-name="Standard">Treating <text:s/>1R3J <text:s/>0 <text:span text:style-name="T12">No pocket Similar to MMS21 </text:span></text:p>
      <text:p text:style-name="Standard">Treating <text:s/>1SZ7 <text:s/>0* </text:p>
      <text:p text:style-name="Standard"><text:soft-page-break/>Treating <text:s/>1TC8 <text:s/>0* </text:p>
      <text:p text:style-name="Standard">Treating <text:s/>1TCO <text:s/>0 <text:s/>1 <text:s/>2 <text:s/><text:span text:style-name="T13">3 </text:span><text:s/>4 <text:s/>5</text:p>
      <text:p text:style-name="Standard">Treating <text:s/>1TED <text:s/>0 <text:s/>1 <text:s/>2 <text:s/>3 <text:s/>4 <text:s/>5 <text:span text:style-name="T19">pas de poches FA </text:span></text:p>
      <text:p text:style-name="Standard">Treating <text:s/>1U19 <text:s/>0 <text:s/>1 <text:span text:style-name="T20">Transmembrane pas de poches FA</text:span></text:p>
      <text:p text:style-name="Standard">Treating <text:s/>1UK8 <text:s/>0 <text:s/>1 <text:span text:style-name="T21">Petit FA pas de poche</text:span></text:p>
      <text:p text:style-name="Standard">Treating <text:s/>1V26 <text:s/>0 <text:s/>10 <text:s/>1 <text:s/>2 <text:s/>3 <text:s/>4 <text:s/>5 <text:s/>6 <text:s/>7 <text:s/>8 <text:s/>9 </text:p>
      <text:p text:style-name="Standard">Treating <text:s/>1W6J <text:s/>0 <text:s/><text:span text:style-name="T13">1</text:span> <text:s/>2 <text:s/>3 <text:s/>4 <text:s/>5 <text:s/>6</text:p>
      <text:p text:style-name="Standard">Treating <text:s/>1XVP <text:s/>0 <text:s/>1 <text:s/>2 <text:s/>3 <text:span text:style-name="T21">Pas de poche FA </text:span></text:p>
      <text:p text:style-name="Standard">Treating <text:s/>1Y5M <text:s/>0* <text:s text:c="2"/>1* <text:s text:c="2"/>2 <text:s/>3 <text:s/>4</text:p>
      <text:p text:style-name="Standard">Treating <text:s/>1Y9L <text:s/>0* </text:p>
      <text:p text:style-name="Standard">Treating <text:s/>1Z4A <text:s/>0* <text:s text:c="2"/>10 <text:s/>11 <text:s/>12 <text:s/>13 <text:s/>14 <text:s/>15 <text:s/>16 <text:s/>17 <text:s/>18 <text:s/>19 <text:s/>1 <text:s/>20 <text:s/>21 <text:s/>22 <text:s/>23 <text:s/>24 <text:s/>25 <text:s/>26 <text:s/>27 <text:s/>2 <text:s/>3* <text:s text:c="2"/>4 <text:s/>5* <text:s text:c="2"/>6* <text:s text:c="2"/>7 <text:s/>8 <text:s/>9</text:p>
      <text:p text:style-name="Standard">Treating <text:s/>1ZNG <text:s/>0* </text:p>
      <text:p text:style-name="Standard">Treating <text:s/>2AG2 <text:s/><text:span text:style-name="T13">0 <text:s/>1 <text:s/>2 </text:span><text:span text:style-name="T14">Pas vraiment FA </text:span><text:span text:style-name="T17">REMOVE</text:span></text:p>
      <text:p text:style-name="Standard">Treating <text:s/>2ALG <text:s/>0* </text:p>
      <text:p text:style-name="Standard">Treating <text:s/>2CFZ <text:s/>0 <text:s/>1 <text:s/>2 <text:s/><text:span text:style-name="T13">3</text:span></text:p>
      <text:p text:style-name="Standard">Treating <text:s/>2DEB <text:s/><text:span text:style-name="T13">0</text:span> <text:s/>1 <text:s/>2 <text:s/>3 <text:s/>4 <text:s/>5</text:p>
      <text:p text:style-name="Standard">Treating <text:s/>2DQZ <text:s/>0 <text:s/>10 <text:s/>11 <text:s/>12 <text:span text:style-name="T8"><text:s/></text:span><text:span text:style-name="T10">13*</text:span> <text:s text:c="2"/>14 <text:s/>15 <text:s/>16 <text:s/>17 <text:s/>18 <text:s/>19 <text:s/>1* <text:s text:c="2"/>20* <text:s text:c="2"/>21* <text:s text:c="2"/>22 <text:s/>23 <text:s/>24 <text:s/>25 <text:s/>2 <text:s/>3 <text:s/>4 <text:s/>5 <text:s/>6 <text:s/>7 <text:s/>8 <text:s/>9* </text:p>
      <text:p text:style-name="Standard">Treating <text:s/>2DT8 <text:s/>0* </text:p>
      <text:p text:style-name="Standard">Treating <text:s/>2E56 <text:s/>0* </text:p>
      <text:p text:style-name="Standard">Treating <text:s/>2E9L <text:span text:style-name="T13"><text:s/>0</text:span></text:p>
      <text:p text:style-name="Standard">Treating <text:s/>2GFY <text:s/><text:span text:style-name="T13">0</text:span> <text:s/>1</text:p>
      <text:p text:style-name="Standard">Treating <text:s/>2GO3 <text:s/>0* <text:s text:c="2"/>1</text:p>
      <text:p text:style-name="Standard">Treating <text:s/>2GSK <text:s/>0 <text:s/>10 <text:s/>11 <text:s/>12 <text:s/>1 <text:s/>2 <text:s/>3 <text:s/>4 <text:s/>5 <text:s/>6 <text:s/>7 <text:s/><text:span text:style-name="T13">8</text:span> <text:s/>9</text:p>
      <text:p text:style-name="Standard">Treating <text:s/>2GSM <text:s/>0 <text:s/>1 <text:s/>2 <text:span text:style-name="T1"><text:s/></text:span><text:span text:style-name="T13">3 <text:s/>4</text:span></text:p>
      <text:p text:style-name="Standard">Treating <text:s/>2IQ0 <text:s/>0* <text:s text:c="2"/>1</text:p>
      <text:p text:style-name="Standard">Treating <text:s/>2IU8 <text:s/>0 <text:s/>10 <text:s/>11 <text:s/>12 <text:s/>13 <text:s/>1 <text:s/>2 <text:s/>3 <text:s/>4 <text:s/>5 <text:s/>6 <text:s/><text:span text:style-name="T13">7</text:span> <text:s/>8 <text:s/>9</text:p>
      <text:p text:style-name="Standard">Treating <text:s/>2IWZ <text:s/>0 <text:s/>1 <text:s/>2 <text:s/>3 <text:s/>4 <text:s/>5 <text:s/>6 <text:s/>7 <text:s/>8 <text:s/>9 <text:span text:style-name="T22">Pas poches FA </text:span></text:p>
      <text:p text:style-name="Standard">Treating <text:s/>2IX4 <text:s/>0 <text:s/>1 <text:s/>2 <text:s/>3 <text:span text:style-name="T23">Pas de poches FA</text:span></text:p>
      <text:p text:style-name="Standard">Treating <text:s/>2J58 <text:s/>0 <text:s/>10 <text:s/>11 <text:s/>12 <text:s/>13 <text:s/>14 <text:s/>15 <text:s/>16 <text:s/>17 <text:s/>18 <text:s/>19 <text:s/>1 <text:s/>20 <text:s/>21 <text:s/>22 <text:s/>23 <text:s/>24 <text:s/>25 <text:s/>26 <text:s/>27 <text:s/>28 <text:s/>29 <text:s/>2 <text:s/>30 <text:s/>31 <text:s/>32 <text:s/>33 <text:s/>34 <text:s/>35 <text:s/>36 <text:s/>37 <text:s/>38 <text:s/>39 <text:s/>3 <text:s/>40 <text:s/>41 <text:s/>42 <text:s/>43 <text:s/>44 <text:s/>45 <text:s/>46 <text:s/>47 <text:s/>48 <text:s/>49 <text:s/>4 <text:s/>50 <text:s/>51 <text:s/>52 <text:s/>53 <text:s/>5 <text:s/>6 <text:s/>7 <text:s/>8 <text:s/>9 <text:span text:style-name="T24">transmembrane </text:span></text:p>
      <text:p text:style-name="Standard">Treating <text:s/>2JIY <text:s/>0 <text:s/><text:span text:style-name="T13">10</text:span> <text:s/>11 <text:s/>1 <text:s/>2 <text:s/><text:span text:style-name="T13">3</text:span> <text:span text:style-name="T13"><text:s/>4</text:span> <text:s/>5 <text:s/><text:span text:style-name="T13">6</text:span> <text:s/><text:span text:style-name="T13">7</text:span> <text:s/>8 <text:s/><text:span text:style-name="T13">9</text:span> <text:span text:style-name="T25">Bras hydrophobe</text:span></text:p>
      <text:p text:style-name="Standard">Treating <text:s/>2NNJ <text:s/>0 <text:s/>1 <text:s/>2* <text:s text:c="2"/>3 <text:s/>4 <text:span text:style-name="T26">( parfait !! ) </text:span></text:p>
      <text:p text:style-name="Standard">Treating <text:s/>2NWL <text:s/>0* <text:s text:c="2"/>1* <text:s text:c="2"/><text:span text:style-name="T13">2</text:span> <text:s/>3 <text:s/>4 <text:s/>5 <text:s/>6 <text:s/>7 <text:s/>8 <text:s/>9</text:p>
      <text:p text:style-name="Standard">Treating <text:s/>2OVD <text:s/>0 <text:s/>1* <text:s/></text:p>
      <text:p text:style-name="Standard"><text:soft-page-break/>Treating <text:s/>2PFC <text:s/>0 <text:span text:style-name="T27">Pas de poche FA =&gt; Palmitic acid !! </text:span></text:p>
      <text:p text:style-name="Standard">Treating <text:s/>2QHD <text:s/>0* <text:s text:c="2"/>1</text:p>
      <text:p text:style-name="Standard">Treating <text:s/>2QHS <text:s/>0 <text:span text:style-name="T28">Pas de poches FA</text:span></text:p>
      <text:p text:style-name="Standard">Treating <text:s/>2QHV <text:s/><text:span text:style-name="T13">0 </text:span><text:span text:style-name="T15">poche bof</text:span></text:p>
      <text:p text:style-name="Standard">Treating <text:s/>2QZT <text:s/>0* <text:s text:c="2"/>1* <text:s text:c="2"/>2</text:p>
      <text:p text:style-name="Standard">Treating <text:s/>2R2I <text:s/>0* </text:p>
      <text:p text:style-name="Standard">Treating <text:s/>2RH1 <text:s/>0 <text:s/>1 <text:s/>2 <text:s/>3 <text:s/>4 <text:s/>5</text:p>
      <text:p text:style-name="Standard">Treating <text:s/>2UUU <text:s/>0 <text:s/>10 <text:s/>11 <text:s/>12 <text:s/>13 <text:s/>14 <text:s/>15 <text:s/>16 <text:s/>17 <text:s/>18 <text:s/>19 <text:s/>1 <text:s/>2 <text:s/>3 <text:s/>4 <text:s/>5 <text:s/>6 <text:s/>7 <text:s/>8 <text:s/>9 <text:s/><text:span text:style-name="T29">Discard</text:span></text:p>
      <text:p text:style-name="Standard">Treating <text:s/>2UWH <text:s/>0 <text:s/><text:span text:style-name="T13">1</text:span> <text:s/>2</text:p>
      <text:p text:style-name="Standard">Treating <text:s/>2VDF <text:s/>0 <text:s/>1 <text:span text:style-name="T2">Pas de poche FA externe</text:span></text:p>
      <text:p text:style-name="Standard">Treating <text:s/>2VT4 <text:s/>0 <text:s/>10 <text:s/><text:span text:style-name="T13">11</text:span> <text:s/>1* <text:s text:c="2"/>2 <text:s/><text:span text:style-name="T13">3</text:span> <text:s/><text:span text:style-name="T13">4</text:span> <text:s/>5 <text:s/>6 <text:s/>7 <text:s/>8 <text:s/>9</text:p>
      <text:p text:style-name="Standard">Treating <text:s/>2W3Y <text:s/><text:span text:style-name="T13">0 </text:span><text:span text:style-name="T16">( parfait ) </text:span></text:p>
      <text:p text:style-name="Standard">Treating <text:s/>2WEW <text:s/><text:span text:style-name="T13">0</text:span></text:p>
      <text:p text:style-name="Standard">Treating <text:s/>2WG9 <text:s/>0* </text:p>
      <text:p text:style-name="Standard">Treating <text:s/>2WH5 <text:s/>0* <text:s text:c="2"/>1* </text:p>
      <text:p text:style-name="Standard">Treating <text:s/>2WJR <text:s/>0</text:p>
      <text:p text:style-name="Standard">Treating <text:s/>2YNK <text:s/>0 <text:s/>1 <text:span text:style-name="T13"><text:s/>2</text:span> <text:s/>3</text:p>
      <text:p text:style-name="Standard">Treating <text:s/>2Z6V <text:s/>0* <text:s text:c="2"/>1</text:p>
      <text:p text:style-name="Standard">Treating <text:s/>2Z73 <text:s/><text:span text:style-name="T13">0 <text:s/>1 <text:s/>2</text:span></text:p>
      <text:p text:style-name="Standard">Treating <text:s/>2ZWS <text:s/>0 <text:s/><text:span text:style-name="T10">1*</text:span> <text:s text:c="2"/>2 <text:s/>3</text:p>
      <text:p text:style-name="Standard">Treating <text:s/>2ZYH <text:s/>0* <text:s text:c="2"/>1 <text:s/>2 <text:s/>3 <text:s/>4</text:p>
      <text:p text:style-name="Standard">Treating <text:s/>3A7A <text:s/>0 <text:s/>1 <text:s/>2 <text:s/>3 <text:s/>4 <text:span text:style-name="T30">pas de poches</text:span></text:p>
      <text:p text:style-name="Standard">Treating <text:s/>3ANP <text:s/><text:span text:style-name="T13">0 <text:s/>1 </text:span><text:s/>2 <text:s/>3 <text:s/>4 <text:s/>5</text:p>
      <text:p text:style-name="Standard">Treating <text:s/>3ATR <text:s/>0* <text:s text:c="2"/>1 <text:s/>2 <text:s/>3 <text:s/>4 <text:span text:style-name="T31">BOF</text:span></text:p>
      <text:p text:style-name="Standard">Treating <text:s/>3AWM <text:s/>0* <text:s text:c="2"/>1 <text:s/>2</text:p>
      <text:p text:style-name="Standard">Treating <text:s/>3BFH <text:s/>0* </text:p>
      <text:p text:style-name="Standard">Treating <text:s/>3BKR <text:s/>0* </text:p>
      <text:p text:style-name="Standard">Treating <text:s/>3CJD <text:s/>0 <text:s/>1 <text:s/>2* <text:s text:c="2"/>3</text:p>
      <text:p text:style-name="Standard">Treating <text:s/>3CUE <text:s/>0 <text:s/>10 <text:s/>11 <text:s/>12 <text:s/>1* <text:s text:c="2"/>2 <text:s/>3 <text:s/>4 <text:s/>5 <text:s/>6 <text:s/>7 <text:s/>8 <text:s/>9</text:p>
      <text:p text:style-name="Standard">Treating <text:s/>3DFK <text:s/>0* </text:p>
      <text:p text:style-name="Standard">Treating <text:s/>3DSK <text:s/>0* <text:s text:c="2"/>1 <text:s/>2 <text:s/>3</text:p>
      <text:p text:style-name="Standard">Treating <text:s/>3EE4 <text:s/>0* <text:s text:c="2"/>1 <text:s/>2</text:p>
      <text:p text:style-name="Standard">Treating <text:s/>3EGL <text:s/>0* <text:s text:c="2"/>1</text:p>
      <text:p text:style-name="Standard">Treating <text:s/>3EML <text:s/><text:span text:style-name="T13">0</text:span> <text:s/>1* <text:s text:c="2"/>2 <text:s/>3 <text:s/>4 <text:s/>5</text:p>
      <text:p text:style-name="Standard"><text:soft-page-break/>Treating <text:s/>3EPY <text:s/>0* <text:s text:c="2"/>1* </text:p>
      <text:p text:style-name="Standard">Treating <text:s/>3EUT <text:s/>0 <text:s/>1 <text:s/>2* <text:s text:c="2"/>3 <text:s/>4 <text:s/>5</text:p>
      <text:p text:style-name="Standard">Treating <text:s/>3F3A <text:s/>0* <text:s text:c="2"/>1* <text:s text:c="2"/>2 <text:s/>3</text:p>
      <text:p text:style-name="Standard">Treating <text:s/>3FS1 <text:s/>0 <text:s/>1* <text:s text:c="2"/>2</text:p>
      <text:p text:style-name="Standard">Treating <text:s/>3FYS <text:s/>0* <text:s text:c="2"/>1</text:p>
      <text:p text:style-name="Standard">Treating <text:s/>3GIA <text:s/>0* <text:s text:c="2"/>1* </text:p>
      <text:p text:style-name="Standard">Treating <text:s/>3GMO <text:s/>0* <text:s text:c="2"/><text:span text:style-name="T13">1 </text:span><text:s/>2 <text:s/>3 <text:s/>4 <text:s/>5 <text:s/>6</text:p>
      <text:p text:style-name="Standard">Treating <text:s/>3I3F <text:s/>0 <text:s/>1 <text:s/>2</text:p>
      <text:p text:style-name="Standard">Treating <text:s/>3III <text:s/>0* <text:s text:c="2"/>1 <text:s/>2 <text:s/>3 <text:s/>4</text:p>
      <text:p text:style-name="Standard">Treating <text:s/>3K3C <text:s/>0* <text:s text:c="2"/>1 <text:s/>2* <text:s text:c="2"/>3 <text:s/>4</text:p>
      <text:p text:style-name="Standard">Treating <text:s/>3L1N <text:s/>0 <text:span text:style-name="T32">Pas de poche FA </text:span></text:p>
      <text:p text:style-name="Standard">Treating <text:s/>3L91 <text:s/>0 <text:s/>1 <text:s/>2 <text:s/>3</text:p>
      <text:p text:style-name="Standard">Treating <text:s/>3LSJ <text:s/>0* <text:s text:c="2"/>1* <text:s text:c="2"/>2 <text:s/>3* <text:s text:c="2"/>4 <text:s/>5 <text:s/>6</text:p>
      <text:p text:style-name="Standard">Treating <text:s/>3NR3 <text:s/>0* </text:p>
      <text:p text:style-name="Standard">Treating <text:s/>3NYI <text:s/>0 <text:span text:style-name="T33">pas de poches</text:span></text:p>
      <text:p text:style-name="Standard">Treating <text:s/>3O22 <text:s/>0* </text:p>
      <text:p text:style-name="Standard">Treating <text:s/>3OCJ <text:s/>0 <text:s/>1 <text:span text:style-name="T34">pas de poches FA</text:span></text:p>
      <text:p text:style-name="Standard">Treating <text:s/>3OV6 <text:s/><text:span text:style-name="T13">0</text:span> <text:s/><text:span text:style-name="T13">1</text:span> <text:s/>2 <text:s/>3 <text:s/>4 <text:s/>5 <text:s/>6</text:p>
      <text:p text:style-name="Standard">Treating <text:s/>3PL5 <text:s/>0 <text:span text:style-name="T35">Pas de poches FA</text:span></text:p>
      <text:p text:style-name="Standard">Treating <text:s/>3PPM <text:s/><text:span text:style-name="T13">0*</text:span> <text:s text:c="2"/>10 <text:s/><text:span text:style-name="T13">1 <text:s/>2 </text:span><text:s/>3 <text:s/>4 <text:s/>5 <text:s/>6 <text:s/>7 <text:s/>8 <text:s/>9</text:p>
      <text:p text:style-name="Standard">Treating <text:s/>3PXP <text:s/>0 <text:s/>1* </text:p>
      <text:p text:style-name="Standard">Treating <text:s/>3QH0 <text:s/>0 <text:s/>10 <text:s/>11 <text:s/>12 <text:s/>13 <text:s/>14 <text:s/>15 <text:s/>16 <text:s/>1 <text:s/>2 <text:s/>3 <text:s/>4 <text:s/>5 <text:s/>6* <text:s text:c="2"/>7 <text:s/>8 <text:s/>9</text:p>
      <text:p text:style-name="Standard">Treating <text:s/>3QLM <text:s/>0 <text:span text:style-name="T35">Pas de poche FA </text:span></text:p>
      <text:p text:style-name="Standard">Treating <text:s/>3R1P <text:s/>0* </text:p>
      <text:p text:style-name="Standard">Treating <text:s/>3R9B <text:s/><text:span text:style-name="T13">0* </text:span><text:s text:c="2"/>1* <text:s text:c="2"/>2 <text:s/>3</text:p>
      <text:p text:style-name="Standard">Treating <text:s/>3RKO <text:s/>0* <text:s text:c="2"/>10 <text:s/>11* <text:s text:c="2"/>12 <text:s/>13 <text:s/>14 <text:s/>15 <text:s/>16 <text:s/>17 <text:s/>18 <text:s/>19 <text:s/>1* <text:s text:c="2"/>20 <text:s/>21 <text:s/>2* <text:s text:c="2"/><text:span text:style-name="T13">3</text:span> <text:s/>4 <text:s/>5* <text:s text:c="2"/><text:span text:style-name="T13">6</text:span> <text:s/>7 <text:s/>8 <text:s/>9</text:p>
      <text:p text:style-name="Standard">Treating <text:s/>3STY <text:s/>0* <text:s text:c="2"/>1 <text:s/>2* <text:s text:c="2"/>3</text:p>
      <text:p text:style-name="Standard">Treating <text:s/>3TZY <text:s/>0 <text:s/>1 <text:s/>2 <text:span text:style-name="T36">Pas de poches FA </text:span></text:p>
      <text:p text:style-name="Standard">Treating <text:s/>3U3L <text:s/>0* </text:p>
      <text:p text:style-name="Standard">Treating <text:s/>3U9Q <text:s/>0 <text:s/>1 <text:span text:style-name="T37">Pas de poches <text:s/>FA </text:span></text:p>
      <text:p text:style-name="Standard">Treating <text:s/>3UKM <text:s/>0* <text:s text:c="2"/>1* <text:s text:c="2"/>2 <text:s/>3 <text:s/>4 <text:s/>5 <text:s/>6</text:p>
      <text:p text:style-name="Standard">Treating <text:s/>3V2N <text:s/>0 <text:s/>1 <text:span text:style-name="T38">pas de poches FA </text:span></text:p>
      <text:p text:style-name="Standard">Treating <text:s/>3VG7 <text:s/>0* </text:p>
      <text:p text:style-name="Standard">Treating <text:s/>3VQ2 <text:s/>0* <text:s text:c="2"/>10 <text:s/>11* <text:s text:c="2"/>12 <text:s/>13 <text:s/>14 <text:s/>1 <text:s/><text:span text:style-name="T13">2</text:span> <text:s/>3 <text:s/>4 <text:s/>5 <text:s/>6 <text:s/>7 <text:s/>8 <text:s/>9</text:p>
      <text:p text:style-name="Standard"><text:soft-page-break/>Treating <text:s/>3W9K <text:s/>0* </text:p>
      <text:p text:style-name="Standard">Treating <text:s/>3WL4 <text:s/><text:span text:style-name="T13">0 </text:span><text:s/>10 <text:s/><text:span text:style-name="T13">11 </text:span><text:s/>12 <text:s/>1 <text:s/>2 <text:s/>3 <text:s/>4 <text:s/>5 <text:s/>6 <text:s/>7 <text:s/>8 <text:s/>9</text:p>
      <text:p text:style-name="Standard">Treating <text:s/>3WL8 <text:s/>0* </text:p>
      <text:p text:style-name="Standard">Treating <text:s/>4A2N <text:s/>0 <text:span text:style-name="T39">Pas de poche FA / molecule organique </text:span></text:p>
      <text:p text:style-name="Standard">Treating <text:s/>4B5N <text:s/><text:span text:style-name="T13">0</text:span> <text:s/>1 <text:s/>2</text:p>
      <text:p text:style-name="Standard">Treating <text:s/>4BC7 <text:s/>0 <text:s/>10 <text:s/>1* <text:s text:c="2"/>2 <text:s/>3 <text:s/>4 <text:s/>5 <text:s/>6 <text:s/>7 <text:s/>8 <text:s/>9</text:p>
      <text:p text:style-name="Standard">Treating <text:s/>4C6H <text:s/>0 <text:span text:style-name="T39">pas de poches FA </text:span></text:p>
      <text:p text:style-name="Standard">Treating <text:s/>4CU4 <text:s/>0 <text:s/>1 <text:s/>2 <text:s/>3 <text:s/>4 <text:s/>5</text:p>
      <text:p text:style-name="Standard">Treating <text:s/>4CZA <text:s/>0 <text:s/>10 <text:s/>11 <text:s/>12 <text:s/>1 <text:s/>2 <text:s/>3 <text:s/>4 <text:s/>5 <text:s/><text:span text:style-name="T13">6</text:span> <text:s/>7 <text:s/>8 <text:s/>9</text:p>
      <text:p text:style-name="Standard">Treating <text:s/>4D65 <text:s/>0 <text:s/>10 <text:s/><text:span text:style-name="T13">11 </text:span><text:s/><text:span text:style-name="T13">12</text:span> <text:s/><text:span text:style-name="T13">13</text:span> <text:s/>14 <text:s/>15 <text:s/><text:span text:style-name="T13">16</text:span> <text:s/><text:span text:style-name="T13">17</text:span><text:span text:style-name="T8"> <text:s/></text:span>1 <text:s/>2 <text:s/>3 <text:s/>4 <text:s/>5 <text:s/>6 <text:s/>7 <text:s/><text:span text:style-name="T13">8</text:span> <text:s/>9</text:p>
      <text:p text:style-name="Standard">Treating <text:s/>4DFX <text:s/>0 <text:s/>1 <text:s/>2* <text:s text:c="2"/>3 <text:s/>4</text:p>
      <text:p text:style-name="Standard">Treating <text:s/>4DOL <text:s/>0* <text:s text:c="2"/>1</text:p>
      <text:p text:style-name="Standard">Treating <text:s/>4DOO <text:s/>0* </text:p>
      <text:p text:style-name="Standard">Treating <text:s/>4DX5 <text:s/>0 <text:s/>10 <text:s/>11 <text:s/>12 <text:s/>13 <text:s/>14 <text:s/>15 <text:s/>16 <text:s/>17 <text:s/>18 <text:s/>19 <text:s/>1 <text:s/>20 <text:s/>21 <text:s/>22 <text:s/>23 <text:s/>24 <text:s/>25 <text:s/>26 <text:s/>27 <text:s/>28 <text:s/>29 <text:s/>2 <text:s/>30 <text:s/>31 <text:s/>32 <text:s/>33 <text:s/>34 <text:s/>35 <text:s/>36 <text:s/>37 <text:s/>38 <text:s/>39 <text:s/>3 <text:s/>40 <text:s/>41 <text:s/>42 <text:s/>43 <text:s/>44 <text:s/>45 <text:s/>46 <text:s/>47 <text:s/>48 <text:s/>49 <text:s/>4 <text:s/>50 <text:s/>51 <text:s/>52 <text:s/>53 <text:s/>54 <text:s/>55 <text:s/>56 <text:s/>57 <text:s/>58 <text:s/>59 <text:s/>5 <text:s/>60 <text:s/>61 <text:s/>6 <text:s/>7 <text:s/>8 <text:s/>9 <text:span text:style-name="T18">REMOVE</text:span><text:span text:style-name="T40"> </text:span></text:p>
      <text:p text:style-name="Standard">Treating <text:s/>4FQE <text:s/>0 <text:s/>1 <text:s/>2</text:p>
      <text:p text:style-name="Standard">Treating <text:s/>4G0S <text:s/>0* <text:s text:c="2"/>1* <text:s/><text:span text:style-name="T41">Parfait ! </text:span></text:p>
      <text:p text:style-name="Standard">Treating <text:s/>4GH0 <text:s/>0* <text:s text:c="2"/>1 <text:s/>2 <text:s/><text:span text:style-name="T13">3</text:span></text:p>
      <text:p text:style-name="Standard">Treating <text:s/>4HYJ <text:s/>0 <text:span text:style-name="T42">pas de poches</text:span></text:p>
      <text:p text:style-name="Standard">Treating <text:s/>4I35 <text:s/>0</text:p>
      <text:p text:style-name="Standard">Treating <text:s/>4I4C <text:s/><text:span text:style-name="T13">0 </text:span><text:s/>1* <text:s text:c="2"/>2</text:p>
      <text:p text:style-name="Standard">Treating <text:s/>4I76 <text:s/>0 <text:s/>1* <text:s text:c="2"/>2 <text:s/>3</text:p>
      <text:p text:style-name="Standard">Treating <text:s/>4IB4 <text:s/><text:span text:style-name="T13">0 </text:span><text:s/>1 <text:s/><text:span text:style-name="T13">2</text:span> <text:s/>3 <text:s/>4 <text:s/>5</text:p>
      <text:p text:style-name="Standard">Treating <text:s/>4IQR <text:s/>0 <text:s/>10 <text:s/>11 <text:s/>12 <text:s/>13 <text:s/>14 <text:s/>15 <text:s/>16 <text:s/>17 <text:s/>1 <text:s/>2 <text:s/>3* <text:s text:c="2"/>4* <text:s text:c="2"/>5 <text:s/>6 <text:s/>7 <text:s/>8 <text:s/>9</text:p>
      <text:p text:style-name="Standard">Treating <text:s/>4JAQ <text:s/>0 <text:s/>1* <text:s text:c="2"/>2 <text:s/><text:span text:style-name="T13">3 </text:span><text:s/>4 <text:s/>5</text:p>
      <text:p text:style-name="Standard">Treating <text:s/>4JGX <text:s/>0* </text:p>
      <text:p text:style-name="Standard">Treating <text:s/>4JRB <text:s/><text:span text:style-name="T13">0</text:span> <text:s/>1 <text:s/><text:span text:style-name="T13">2</text:span> <text:s/>3</text:p>
      <text:p text:style-name="Standard">Treating <text:s/>4KU0 <text:s/>0* <text:s text:c="2"/>1* </text:p>
      <text:p text:style-name="Standard">Treating <text:s/>4KU3 <text:s/>0 <text:s/>1* <text:s text:c="2"/>2 <text:s/>3 <text:s/>4</text:p>
      <text:p text:style-name="Standard">Treating <text:s/>4KVL <text:s/>0 <text:s/>1 <text:s/>2 <text:s/>3 <text:s/>4 <text:s/>5 <text:s/>6* </text:p>
      <text:p text:style-name="Standard">Treating <text:s/>4L8U <text:s/><text:span text:style-name="T13">0*</text:span> <text:s text:c="2"/>1 <text:s/>2* <text:s text:c="2"/>3 <text:s/>4* <text:s text:c="2"/>5* <text:s text:c="2"/>6* <text:s text:c="2"/>7 <text:s/>8 <text:s/>9</text:p>
      <text:p text:style-name="Standard">Treating <text:s/>4MFQ <text:s/>0* <text:s text:c="2"/>1 <text:s/>2</text:p>
      <text:p text:style-name="Standard">Treating <text:s/>4MND <text:s/>0 <text:s/>1 <text:s/>2 <text:s/>3 <text:span text:style-name="T43">pas de poches FA </text:span></text:p>
      <text:p text:style-name="Standard">Treating <text:s/>4N03 <text:s/>0* <text:s/><text:span text:style-name="T44">parfait </text:span></text:p>
      <text:p text:style-name="Standard"><text:soft-page-break/>Treating <text:s/>4OGQ <text:span text:style-name="T13"><text:s/>0</text:span> <text:s/>1 <text:s/>2* <text:s text:c="2"/>3 <text:s/><text:span text:style-name="T13">4</text:span> <text:s/>5 <text:s/>6 <text:s/>7 <text:s/>8 <text:s/>9* </text:p>
      <text:p text:style-name="Standard">Treating <text:s/>4Q95 <text:s/>0 <text:s/>1 <text:span text:style-name="T45">pas de poches FA </text:span></text:p>
      <text:p text:style-name="Standard">Treating <text:s/>4RC8 <text:s/>0* <text:span text:style-name="T46">parfait </text:span></text:p>
      <text:p text:style-name="Standard">Treating <text:s/>4RPM <text:s/>0 <text:s/>1 <text:s/>2 <text:s/>3 <text:span text:style-name="T47">pas de poches FA</text:span></text:p>
      <text:p text:style-name="Standard">Treating <text:s/>4RSC <text:s/>0 <text:s/>1 <text:s/>2 <text:s/>3 <text:s/>4 <text:s/>5 <text:s/>6 <text:s/>7 <text:s/>8 <text:s/>9 <text:span text:style-name="T48">pas de poches F A</text:span></text:p>
      <text:p text:style-name="Standard">Treating <text:s/>4RW5 <text:s/>0 <text:span text:style-name="T49">pas de poches FA </text:span></text:p>
      <text:p text:style-name="Standard">Treating <text:s/>4S0X <text:s/>0 <text:span text:style-name="T50">pas de poches FA =&gt;&gt; regarder ! </text:span></text:p>
      <text:p text:style-name="Standard">Treating <text:s/>4TKB <text:s/>0* </text:p>
      <text:p text:style-name="Standard">Treating <text:s/>4TLG <text:s/>0* <text:s text:c="2"/>1 <text:s/>2 <text:s/>3 <text:s/>4</text:p>
      <text:p text:style-name="Standard">Treating <text:s/>4WM8 <text:s/>0* <text:s text:c="2"/>1 <text:s/>2 <text:s/>3 <text:s/>4 <text:s/>5 <text:s/>6</text:p>
      <text:p text:style-name="Standard">Treating <text:s/>4WW3 <text:s/><text:span text:style-name="T13">0</text:span> <text:s/>1 <text:s/>2</text:p>
      <text:p text:style-name="Standard">Treating <text:s/>4XCP <text:s/>0* <text:s text:c="2"/>1 <text:s/>2* </text:p>
      <text:p text:style-name="Standard">Treating <text:s/>4XDJ <text:s/>0 <text:s/>10 <text:s/>11 <text:s/>1* <text:s text:c="2"/>2 <text:s/>3 <text:s/>4 <text:s/>5 <text:s/>6 <text:s/>7 <text:s/>8 <text:s/><text:span text:style-name="T13">9</text:span></text:p>
      <text:p text:style-name="Standard">Treating <text:s/>4XRF <text:s/>0 <text:s/>1 <text:s/>2 <text:span text:style-name="T51">Pas de poches FA</text:span></text:p>
      <text:p text:style-name="Standard">Treating <text:s/>4XU6 <text:s/><text:span text:style-name="T13">0</text:span></text:p>
      <text:p text:style-name="Standard">Treating <text:s/>4Y1K <text:s/>0 <text:s/>10 <text:s/>11 <text:s/>1 <text:s/>2 <text:s/>3 <text:s/>4 <text:s/>5 <text:s/>6 <text:s/>7 <text:s/>8 <text:s/>9 <text:span text:style-name="T52">pas de poches FA </text:span></text:p>
      <text:p text:style-name="Standard">Treating <text:s/>4YFA <text:s/>0 <text:s/>10 <text:s/>11 <text:s/>12 <text:s/>13 <text:s/>14 <text:s/>15 <text:s/>16 <text:s/>17 <text:s/>1 <text:s/>2 <text:s/>3 <text:s/>4 <text:s/>5 <text:s/>6 <text:s/>7 <text:s/>8 <text:s/>9 <text:span text:style-name="T53">pas de poches FA </text:span></text:p>
      <text:p text:style-name="Standard">Treating <text:s/>4ZR1 <text:s/>0 <text:span text:style-name="T54">Pas de poches </text:span></text:p>
      <text:p text:style-name="Standard">Treating <text:s/>4ZV5 <text:s/>0* </text:p>
      <text:p text:style-name="Standard">Treating <text:s/>5A1S <text:s/>0 <text:s/><text:span text:style-name="T13">1</text:span> <text:s/>2 <text:s/>3 <text:s/>4 <text:s/>5 <text:s/>6</text:p>
      <text:p text:style-name="Standard">Treating <text:s/>5AJI <text:s/>0 <text:s/>10 <text:s/>11 <text:s/>12 <text:s/>13 <text:s/>14 <text:s/>15 <text:s/>16 <text:s/>17 <text:s/>18 <text:s/>19 <text:s/>1 <text:s/>20 <text:s/>21 <text:s/>22 <text:s/>23 <text:s/>24 <text:s/>25 <text:s/>26 <text:s/>27 <text:s/>28 <text:s/>29 <text:s/>2 <text:s/>30 <text:s/>31 <text:s/>32 <text:s/>3 <text:s/>4 <text:s/>5 <text:s/>6 <text:s/>7 <text:s/>8 <text:s/>9 <text:span text:style-name="T54">REMOVE </text:span></text:p>
      <text:p text:style-name="Standard">Treating <text:s/>5AOC <text:s/>0 <text:s/>1 </text:p>
      <text:p text:style-name="Standard">Treating <text:s/>5AZB <text:s/>0* <text:s text:c="2"/>1 <text:s/><text:span text:style-name="T13">2</text:span> <text:s/><text:span text:style-name="T13">3</text:span></text:p>
      <text:p text:style-name="Standard">Treating <text:s/>5AZP <text:s/>0 <text:s/>10 <text:s/>11 <text:s/>1 <text:s/>2 <text:s/>3 <text:s/>4 <text:s/>5 <text:s/>6 <text:s/>7 <text:s/>8 <text:s/>9</text:p>
      <text:p text:style-name="Standard">Treating <text:s/>5B2N <text:s/>0* </text:p>
      <text:p text:style-name="Standard">Treating <text:s/>5BWO <text:s/>0* <text:s text:c="2"/>1 <text:s/>2</text:p>
      <text:p text:style-name="Standard">Treating <text:s/>5C8C <text:s/>0* <text:s text:c="2"/>1 <text:s/>2* <text:s text:c="2"/>3 <text:s/>4 <text:s/>5 <text:s/>6</text:p>
      <text:p text:style-name="Standard">Treating <text:s/>5CA6 <text:s/>0* </text:p>
      <text:p text:style-name="Standard">Treating <text:s/>5CWE <text:s/>0* <text:s text:c="2"/>10 <text:s/>1* <text:s text:c="2"/>2* <text:s text:c="2"/>3* <text:s text:c="2"/>4 <text:s/>5 <text:s/>6 <text:s/>7 <text:s/>8 <text:s/>9</text:p>
      <text:p text:style-name="Standard">Treating <text:s/>5D1W <text:s/>0* <text:s text:c="2"/>1* <text:s text:c="2"/>2 <text:s/>3</text:p>
      <text:p text:style-name="Standard">Treating <text:s/>5D91 <text:s/>0 <text:s/>1 <text:s/>2 <text:span text:style-name="T55">pas de poches FA</text:span></text:p>
      <text:p text:style-name="Standard">Treating <text:s/>5DIC <text:s/>0* <text:s text:c="2"/>1 <text:s/>2 <text:s/>3</text:p>
      <text:p text:style-name="Standard">Treating <text:s/>5DQQ <text:s/>0 <text:s/>1 <text:s/>2 <text:s/>3 <text:s/>4 <text:s/>5 <text:s/>6 <text:s/>7 <text:s/>8 <text:s/>9 <text:span text:style-name="T56">pas de poches FA </text:span></text:p>
      <text:p text:style-name="Standard">Treating <text:s/>5E7X <text:s/>0* <text:s text:c="2"/>1 </text:p>
      <text:p text:style-name="Standard"><text:soft-page-break/>Treating <text:s/>5EJZ <text:s/>0 <text:s/>10 <text:s/>11 <text:s/>12 <text:s/>13 <text:s/>14 <text:s/>15 <text:s/>16 <text:s/>17 <text:s/>18 <text:s/>19 <text:s/>1 <text:s/>20 <text:s/>21 <text:s/>2 <text:s/>3 <text:s/>4 <text:s/>5 <text:s/>6 <text:s/>7 <text:s/>8 <text:s/>9</text:p>
      <text:p text:style-name="Standard">Treating <text:s/>5EZU <text:s/>0* </text:p>
      <text:p text:style-name="Standard">Treating <text:s/>5F2K <text:s/>0 <text:s/>1 <text:s/>2 <text:s/>3 <text:s/>4 <text:s/>5 <text:s/>6 <text:s/>7 <text:s/>8</text:p>
      <text:p text:style-name="Standard">Treating <text:s/>5F2T <text:s/>0* <text:s text:c="2"/>1 <text:span text:style-name="T57">REMOVE poche tres partielle </text:span></text:p>
      <text:p text:style-name="Standard">Treating <text:s/>5FP2 <text:s/>0 <text:s/>1 <text:s/>2 <text:s/>3 <text:s/>4 <text:s/>5 <text:s/>6 <text:s/>7 <text:s/>8 <text:span text:style-name="T57">Pas de pochet FA loin </text:span></text:p>
      <text:p text:style-name="P1">Treating <text:s/>5FUS <text:s/>0 <text:s/>1 <text:s/>2 <text:s/>3 <text:s/>4 <text:s/>5 <text:s/>6 <text:s/>7 <text:s/>8 <text:span text:style-name="T57">REMOVE poche tres partielle </text:span></text:p>
      <text:p text:style-name="Standard">Treating <text:s/>5FVN <text:s/>0 <text:s/>1 <text:s/>2 <text:s/>3 <text:s/>4 <text:s/>5 </text:p>
      <text:p text:style-name="P1">Treating <text:s/>5GP9 <text:s/>0* <text:s text:c="2"/>1* <text:s text:c="2"/>2 <text:s/>3* <text:s text:c="2"/>4 <text:s/>5 </text:p>
      <text:p text:style-name="P1">Treating <text:s/>5H1Z <text:s/>0* <text:s text:c="2"/>1 <text:s/>2</text:p>
      <text:p text:style-name="Standard">Treating <text:s/>5H9I <text:s/>0 <text:span text:style-name="T58">Pas de poches FA FA loin </text:span></text:p>
      <text:p text:style-name="Standard">Treating <text:s/>5HCN <text:s/>0 <text:s/>1 <text:s/>2 <text:span text:style-name="T58">pas de poches FA à regarder</text:span></text:p>
      <text:p text:style-name="Standard">Treating <text:s/>5HYA <text:s/>0 <text:s/>1 <text:span text:style-name="T59">REMOVE transmembrane bof </text:span></text:p>
      <text:p text:style-name="Standard">Treating <text:s/>5IJI <text:s/>0* <text:s/><text:span text:style-name="T60">= &gt; double helice alpha avec FA </text:span></text:p>
      <text:p text:style-name="Standard">Treating <text:s/>5JMO <text:s/>0 <text:s/>1 <text:s/>2 <text:s/>3 <text:span text:style-name="T61">Pas de poche FA </text:span></text:p>
      <text:p text:style-name="Standard">Treating <text:s/>5JSI <text:s/>0* <text:s text:c="2"/>1* <text:s text:c="2"/>2* <text:s text:c="2"/>3* <text:s text:c="2"/>4 <text:s/>5* </text:p>
      <text:p text:style-name="Standard">Treating <text:s/>5KNK <text:s/><text:span text:style-name="T13">0 </text:span><text:s/>1 <text:s/><text:span text:style-name="T13">2</text:span></text:p>
      <text:p text:style-name="Standard">Treating <text:s/>5KP2 <text:s/><text:span text:style-name="T10">0</text:span> <text:s/>1* <text:s text:c="2"/>2 <text:s/>3 <text:s/>4 <text:s/>5 <text:s/>6 <text:s/>7 <text:s/>8</text:p>
      <text:p text:style-name="Standard">Treating <text:s/>5KYM <text:s/>0 <text:s/>1* <text:s text:c="2"/>2 <text:span text:style-name="T62">REMOVE partial pocket </text:span></text:p>
      <text:p text:style-name="Standard">Treating <text:s/>5LDV <text:s/>0 <text:s/>1* <text:s text:c="2"/>2 <text:s/>3 <text:span text:style-name="T63">Parfait ( FA side barrel ) </text:span></text:p>
      <text:p text:style-name="Standard">Treating <text:s/>5LGD <text:s/>0 <text:s/>1 <text:s/>2 <text:s/>3* <text:s text:c="2"/><text:span text:style-name="T13">4*</text:span> <text:s text:c="2"/>5</text:p>
      <text:p text:style-name="Standard">Treating <text:s/>5LJG <text:s/>0* </text:p>
      <text:p text:style-name="Standard">Treating <text:s/>5M0P <text:s/>0* </text:p>
      <text:p text:style-name="Standard">Treating <text:s/>5MX2 <text:s/>0* <text:s text:c="2"/>10 <text:s/>11 <text:s/>12 <text:s/>13 <text:s/>14 <text:s/>15 <text:s/>16* <text:s text:c="2"/>17 <text:s/>18 <text:s/>19 <text:s/>1* <text:s text:c="2"/>20 <text:s/>21 <text:s/>22 <text:s/>23 <text:s/>24 <text:s/>25 <text:s/>26 <text:s/>27 <text:s/>28* <text:s text:c="2"/>29 <text:s/>2 <text:s/>30 <text:s/>31 <text:s/>32 <text:s/>33* <text:s text:c="2"/>34 <text:s/>35 <text:s/>36 <text:s/>37* <text:s text:c="2"/>38 <text:s/>39* <text:s text:c="2"/>3 <text:s/>40 <text:s/>41 <text:s/>42* <text:s text:c="2"/>43 <text:s/>44 <text:s/>4 <text:s/>5 <text:s/>6 <text:s/>7 <text:s/>8 <text:s/>9 <text:span text:style-name="T64">REMOVE gros TM </text:span></text:p>
      <text:p text:style-name="Standard">Treating <text:s/>5NCC <text:s/>0 <text:s/>1* <text:s text:c="2"/>2</text:p>
      <text:p text:style-name="Standard">Treating <text:s/>5NU2 <text:s/>0* </text:p>
      <text:p text:style-name="Standard">Treating <text:s/>5O0T <text:s/>0* <text:s text:c="2"/>1 <text:s/>2 <text:s/>3</text:p>
      <text:p text:style-name="Standard">Treating <text:s/>5O9U <text:s/>0 <text:span text:style-name="T65">Pas de poche FA</text:span></text:p>
      <text:p text:style-name="Standard">Treating <text:s/>5OSA <text:s/>0 <text:s/>10 <text:s/>11 <text:s/>12 <text:s/>13 <text:s/>14 <text:s/>15 <text:s/>16 <text:s/>17 <text:s/>18 <text:s/>19 <text:s/>1 <text:s/>20 <text:s/>21 <text:s/>2 <text:s/>3 <text:s/>4 <text:s/>5 <text:s/>6 <text:s/>7 <text:s/>8 <text:s/>9 <text:span text:style-name="T66">REMOVE big TM </text:span></text:p>
      <text:p text:style-name="Standard">Treating <text:s/>5U0L <text:s/>0 <text:s/>1 <text:s/>2 <text:s/>3 <text:s/>4 <text:s/>5 <text:s/>6 <text:s/>7 <text:s/>8</text:p>
      <text:p text:style-name="Standard">Treating <text:s/>5UC9 <text:s/>0 <text:s/>1* <text:s text:c="2"/>2</text:p>
      <text:p text:style-name="Standard">Treating <text:s/>5UWZ <text:s/>0 <text:s/>1 <text:span text:style-name="T66">pas de poche FA à regarder</text:span></text:p>
      <text:p text:style-name="Standard">Treating <text:s/>5UXY <text:s/>0* <text:s text:c="2"/>1</text:p>
      <text:p text:style-name="Standard">Treating <text:s/>5V7P <text:s/>0* <text:s text:c="2"/>1 <text:s/>2 <text:s/>3* <text:s text:c="2"/>4 <text:s/>5</text:p>
      <text:p text:style-name="Standard"><text:soft-page-break/>Treating <text:s/>5VRH <text:s/>0* <text:s text:c="2"/>1 <text:s/>2 <text:s/>3 <text:s/><text:span text:style-name="T13">4</text:span></text:p>
      <text:p text:style-name="Standard">Treating <text:s/>5W39 <text:s/>0* <text:s text:c="2"/>1</text:p>
      <text:p text:style-name="Standard">Treating <text:s/>5W7B <text:s/>0* <text:s text:c="2"/>1* <text:s text:c="2"/>2 <text:s/>3 <text:s/>4 <text:s/>5 <text:s/>6 <text:span text:style-name="T67">REMOVE </text:span></text:p>
      <text:p text:style-name="Standard">Treating <text:s/>5W7D <text:s/>0* <text:s text:c="2"/>1* <text:s text:c="2"/>2 <text:s/>3 <text:s/>4</text:p>
      <text:p text:style-name="Standard">Treating <text:s/>5XDO <text:s/>0* <text:s text:c="2"/>1 <text:s/>2* <text:s text:c="2"/>3 <text:s/>4</text:p>
      <text:p text:style-name="Standard">Treating <text:s/>5XNA <text:s/>0* <text:s text:c="2"/>1</text:p>
      <text:p text:style-name="Standard">Treating <text:s/>5YHJ <text:s/>0* <text:s text:c="2"/>1 <text:s/>2 <text:s/>3 <text:s/>4</text:p>
      <text:p text:style-name="Standard">Treating <text:s/>5YS3 <text:s/>0 <text:s/>1</text:p>
      <text:p text:style-name="Standard">Treating <text:s/>6A94 <text:s/>0 <text:s/>1 <text:s/>2 <text:s/>3 <text:span text:style-name="T68">Pas de poches FA</text:span></text:p>
      <text:p text:style-name="Standard">Treating <text:s/>6AQ3 <text:s/>0* <text:s text:c="2"/>1 <text:s/>2* <text:span text:style-name="T69">parfait </text:span></text:p>
      <text:p text:style-name="Standard">Treating <text:s/>6B83 <text:s/>0* <text:s text:c="2"/>1 <text:span text:style-name="T69">REMOVE ? Poche trop grande </text:span></text:p>
      <text:p text:style-name="Standard">Treating <text:s/>6BBA <text:s/>0 <text:s/>10* <text:s text:c="2"/>11 <text:s/>12* <text:s text:c="2"/>13 <text:s/>14 <text:s/>15 <text:s/>16 <text:s/>17 <text:s/>18 <text:s/>19 <text:s/>1 <text:s/>20 <text:s/>21 <text:s/>22 <text:s/>2 <text:s/>3* <text:s text:c="2"/>4 <text:s/>5* <text:s text:c="2"/>6 <text:s/>7* <text:s text:c="2"/>8* <text:s text:c="2"/>9</text:p>
      <text:p text:style-name="Standard">Treating <text:s/>6BML <text:s/>0 <text:s/>1 <text:s/>2 <text:span text:style-name="T70">pas de poche FA </text:span></text:p>
      <text:p text:style-name="Standard">Treating <text:s/>6BMS <text:s/><text:span text:style-name="T4">0</text:span> <text:s/>1 <text:s/>2 <text:s/>3</text:p>
      <text:p text:style-name="Standard">Treating <text:s/>6BPL <text:s/>0 <text:s/>10 <text:s/>11 <text:s/>12 <text:s/>13 <text:s/>14 <text:s/>15 <text:s/>16 <text:s/>17 <text:s/>18 <text:s/>19 <text:s/><text:span text:style-name="T4">1*</text:span> <text:s text:c="2"/>2 <text:span text:style-name="T4"><text:s/>3*</text:span> <text:s text:c="2"/>4 <text:s/>5 <text:s/>6* <text:s text:c="2"/>7 <text:s/>8 <text:span text:style-name="T4"><text:s/></text:span><text:span text:style-name="T10">9* </text:span></text:p>
      <text:p text:style-name="Standard">Treating <text:s/>6C93 <text:s/>0* <text:s text:c="2"/>1</text:p>
      <text:p text:style-name="Standard">Treating <text:s/>6CQ9 <text:s/>0 <text:s/>1* <text:s text:c="2"/>2* <text:s text:c="2"/><text:span text:style-name="T13">3*</text:span> <text:s text:c="2"/>4 <text:s/>5 <text:s/>6 <text:s/>7</text:p>
      <text:p text:style-name="Standard">Treating <text:s/>6DY1 <text:s/>0 <text:s/>1* <text:s text:c="2"/>2 <text:s/>3 <text:s/>4 <text:s/>5</text:p>
      <text:p text:style-name="Standard">Treating <text:s/>6EIG <text:s/>0 <text:span text:style-name="T13"><text:s/>1 <text:s/>2</text:span></text:p>
      <text:p text:style-name="Standard">Treating <text:s/>6EUQ <text:s/>0* <text:s text:c="2"/>1 <text:s/>2 <text:s/>3 <text:span text:style-name="T71">REMOVE </text:span></text:p>
      <text:p text:style-name="Standard">Treating <text:s/>6EYU <text:s/>0* <text:s/><text:span text:style-name="T13"><text:s/>1 <text:s/>2 <text:s/>3 <text:s/>4 <text:s/>5 <text:s/>6 <text:s/>7</text:span> <text:s/>8* </text:p>
      <text:p text:style-name="Standard">Treating <text:s/>6F6M <text:s/>0* <text:s text:c="2"/>1* <text:s text:c="2"/>2 <text:s/>3 <text:s/>4</text:p>
      <text:p text:style-name="Standard">Treating <text:s/>6FYJ <text:s/>0* <text:s text:c="2"/>1 <text:s/>2 <text:s/>3 <text:s/>4* <text:span text:style-name="T72">REMOVE First pocket is half good </text:span></text:p>
      <text:p text:style-name="Standard">Treating <text:s/>6GEI <text:s/>0 <text:s/>1* <text:s text:c="2"/>2</text:p>
      <text:p text:style-name="Standard">Treating <text:s/>6GK6 <text:s/>0* <text:s text:c="2"/>1 <text:s/>2 <text:s/>3 <text:span text:style-name="T73">REMOVE</text:span></text:p>
      <text:p text:style-name="Standard">Treating <text:s/>6GQI <text:s/>0* <text:s text:c="2"/>1 <text:s/>2 <text:s/>3 <text:span text:style-name="T74">REMO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5:59:42.801718649</meta:creation-date>
    <dc:date>2019-04-04T11:06:46.370164299</dc:date>
    <meta:editing-duration>PT21H11M16S</meta:editing-duration>
    <meta:editing-cycles>63</meta:editing-cycles>
    <meta:generator>LibreOffice/6.0.7.3$Linux_X86_64 LibreOffice_project/00m0$Build-3</meta:generator>
    <meta:document-statistic meta:table-count="0" meta:image-count="0" meta:object-count="0" meta:page-count="8" meta:paragraph-count="259" meta:word-count="2301" meta:character-count="10365" meta:non-whitespace-character-count="6288"/>
  </office:meta>
</office:document-meta>
</file>